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0201000000EB000000EB4ADD0E96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-outline1">
      <style:graphic-properties fo:min-height="4.106cm"/>
    </style:style>
    <style:style style:name="pr8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courier 10 pitch1" fo:font-size="28pt" style:font-size-asian="28pt" style:font-size-complex="28pt"/>
    </style:style>
    <style:style style:name="P8" style:family="paragraph">
      <style:paragraph-properties fo:line-height="100%"/>
      <style:text-properties style:font-name="courier 10 pitch1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Courier 10 Pitch1"/>
    </style:style>
    <style:style style:name="P11" style:family="paragraph">
      <style:text-properties style:font-name="Courier 10 Pitch1" fo:font-size="24pt" style:font-size-asian="24pt" style:font-size-complex="24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ff" style:font-name="courier 10 pitch1" fo:font-size="26pt" style:font-size-asian="26pt" style:font-size-complex="26pt"/>
    </style:style>
    <style:style style:name="T5" style:family="text">
      <style:text-properties fo:color="#008a8c" style:font-name="courier 10 pitch1" fo:font-size="26pt" style:font-size-asian="26pt" style:font-size-complex="26pt"/>
    </style:style>
    <style:style style:name="T6" style:family="text">
      <style:text-properties style:font-name="courier 10 pitch1" fo:font-size="26pt" style:font-size-asian="26pt" style:font-size-complex="26pt"/>
    </style:style>
    <style:style style:name="T7" style:family="text">
      <style:text-properties fo:color="#ff33ff" style:font-name="courier 10 pitch1" fo:font-size="26pt" style:font-size-asian="26pt" style:font-size-complex="26pt"/>
    </style:style>
    <style:style style:name="T8" style:family="text">
      <style:text-properties fo:color="#ff0bff" style:font-name="courier 10 pitch1" fo:font-size="26pt" style:font-size-asian="26pt" style:font-size-complex="26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fo:color="#0000ff" style:font-name="courier 10 pitch1"/>
    </style:style>
    <style:style style:name="T11" style:family="text">
      <style:text-properties fo:color="#a020f0" style:font-name="courier 10 pitch1"/>
    </style:style>
    <style:style style:name="T12" style:family="text">
      <style:text-properties style:font-name="courier 10 pitch1"/>
    </style:style>
    <style:style style:name="T13" style:family="text">
      <style:text-properties fo:color="#ff0bff" style:font-name="courier 10 pitch1"/>
    </style:style>
    <style:style style:name="T14" style:family="text">
      <style:text-properties fo:color="#2e8b57" style:font-name="courier 10 pitch1" fo:font-weight="bold" style:font-weight-asian="bold" style:font-weight-complex="bold"/>
    </style:style>
    <style:style style:name="T15" style:family="text">
      <style:text-properties fo:color="#a52a2a" style:font-name="courier 10 pitch1" fo:font-weight="bold" style:font-weight-asian="bold" style:font-weight-complex="bold"/>
    </style:style>
    <style:style style:name="T16" style:family="text">
      <style:text-properties fo:color="#6a5acd" style:font-name="courier 10 pitch1"/>
    </style:style>
    <style:style style:name="T17" style:family="text">
      <style:text-properties style:font-name="Courier 10 Pitch1" fo:font-size="28pt" style:font-size-asian="28pt" style:font-size-complex="28pt"/>
    </style:style>
    <style:style style:name="T18" style:family="text">
      <style:text-properties fo:color="#0000ff" style:font-name="Courier 10 Pitch1" fo:font-size="28pt" style:font-size-asian="28pt" style:font-size-complex="28pt"/>
    </style:style>
    <style:style style:name="T19" style:family="text">
      <style:text-properties fo:color="#0000ff" style:font-name="Courier 10 Pitch1"/>
    </style:style>
    <style:style style:name="T20" style:family="text">
      <style:text-properties fo:color="#ff0bff" style:font-name="Courier 10 Pitch1"/>
    </style:style>
    <style:style style:name="T21" style:family="text">
      <style:text-properties style:font-name="Courier 10 Pitch1"/>
    </style:style>
    <style:style style:name="T22" style:family="text">
      <style:text-properties style:font-name="Courier 10 Pitch1" fo:font-size="24pt" style:font-size-asian="24pt" style:font-size-complex="24pt"/>
    </style:style>
    <style:style style:name="T23" style:family="text">
      <style:text-properties fo:color="#ff0bff" style:font-name="Courier 10 Pitch1" fo:font-size="24pt" style:font-size-asian="36pt" style:font-size-complex="36pt"/>
    </style:style>
    <style:style style:name="T24" style:family="text">
      <style:text-properties style:font-name="Courier 10 Pitch1" fo:font-size="24pt" style:font-size-asian="36pt" style:font-size-complex="36pt"/>
    </style:style>
    <style:style style:name="T25" style:family="text">
      <style:text-properties fo:color="#ff0bff" style:font-name="Courier 10 Pitch1" fo:font-size="24pt" style:font-name-asian="Courier 10 Pitch1" style:font-size-asian="36pt" style:font-size-complex="36pt"/>
    </style:style>
    <style:style style:name="T26" style:family="text">
      <style:text-properties style:font-name="Courier 10 Pitch1" fo:font-size="24pt" style:font-name-asian="Courier 10 Pitch1" style:font-size-asian="36pt" style:font-size-complex="36pt"/>
    </style:style>
    <style:style style:name="T27" style:family="text">
      <style:text-properties fo:color="#0000ff" style:font-name="Courier 10 Pitch1" fo:font-size="24pt" style:font-name-asian="Courier 10 Pitch1" style:font-size-asian="36pt" style:font-size-complex="36pt"/>
    </style:style>
    <style:style style:name="T28" style:family="text">
      <style:text-properties fo:color="#0000ff" style:font-name="Courier 10 Pitch1" fo:font-size="22pt" style:font-name-asian="Courier 10 Pitch1" style:font-size-asian="22pt" style:font-size-complex="22pt"/>
    </style:style>
    <style:style style:name="T29" style:family="text">
      <style:text-properties fo:color="#ff0bff" style:font-name="Courier 10 Pitch1" fo:font-size="28pt" style:font-size-asian="28pt" style:font-size-complex="28pt"/>
    </style:style>
    <style:style style:name="T30" style:family="text">
      <style:text-properties fo:color="#2e8b57" style:font-name="Courier 10 Pitch1" fo:font-size="28pt" fo:font-weight="bold" style:font-size-asian="28pt" style:font-weight-asian="bold" style:font-size-complex="28pt" style:font-weight-complex="bold"/>
    </style:style>
    <style:style style:name="T31" style:family="text">
      <style:text-properties style:font-name="Courier 10 Pitch1" fo:font-size="28pt" style:font-name-asian="Courier 10 Pitch1" style:font-size-asian="28pt" style:font-size-complex="28pt"/>
    </style:style>
    <style:style style:name="T32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33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34" style:family="text">
      <style:text-properties fo:color="#0000ff" style:font-name="思源黑体 CN Normal1" fo:font-size="28pt" style:font-name-asian="思源黑体 CN Normal1" style:font-size-asian="28pt" style:font-size-complex="28pt"/>
    </style:style>
    <style:style style:name="T35" style:family="text">
      <style:text-properties style:font-name="思源黑体 CN Normal1" fo:font-size="32pt" style:font-name-asian="思源黑体 CN Normal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Python 是什么？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ython </text:span><text:span text:style-name="T2">是一个多用途的高级语言</text:span></text:p>
              </text:list-item>
              <text:list-item>
                <text:p><text:span text:style-name="T2">Python</text:span><text:span text:style-name="T2">可以用简单的代码完成复杂的工作</text:span></text:p>
              </text:list-item>
              <text:list-item>
                <text:p><text:span text:style-name="T2">我们使用</text:span><text:span text:style-name="T2">Python3.4</text:span><text:span text:style-name="T2">进行编程</text:span></text:p>
              </text:list-item>
              <text:list-item>
                <text:p><text:span text:style-name="T2">推荐使用</text:span><text:span text:style-name="T2">Python3</text:span><text:span text:style-name="T2">和更高版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5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 presentation:user-transformed="true">
          <draw:text-box>
            <text:p><text:span text:style-name="T3">2^999</text:span><text:span text:style-name="T3">最后两位是多少？</text:span></text:p>
          </draw:text-box>
        </draw:frame>
        <draw:frame presentation:style-name="pr7" draw:text-style-name="P7" draw:layer="layout" svg:width="12.297cm" svg:height="10.715cm" svg:x="1.4cm" svg:y="3.685cm" presentation:class="outline" presentation:user-transformed="true">
          <draw:text-box>
            <text:p text:style-name="P6"><text:span text:style-name="T4"># Python 3</text:span></text:p>
            <text:p text:style-name="P6"><text:span text:style-name="T5">print</text:span><text:span text:style-name="T6">(</text:span><text:span text:style-name="T7">2</text:span><text:span text:style-name="T6"> ** </text:span><text:span text:style-name="T7">999</text:span><text:span text:style-name="T6"> % </text:span><text:span text:style-name="T7">1</text:span><text:span text:style-name="T8">00</text:span><text:span text:style-name="T6">)</text:span></text:p>
            <text:p text:style-name="P6"><text:span text:style-name="T9"/></text:p>
            <text:p text:style-name="P6"><text:span text:style-name="T4">计算器</text:span></text:p>
            <text:p text:style-name="P6"><text:span text:style-name="T6">2^999</text:span></text:p>
          </draw:text-box>
        </draw:frame>
        <draw:frame presentation:style-name="pr4" draw:text-style-name="P8" draw:layer="layout" svg:width="12.297cm" svg:height="10.115cm" svg:x="14.313cm" svg:y="3.685cm" presentation:class="outline" presentation:user-transformed="true">
          <draw:text-box>
            <text:p text:style-name="P6"><text:span text:style-name="T10">// C++</text:span></text:p>
            <text:p text:style-name="P6"><text:span text:style-name="T11">#include</text:span><text:span text:style-name="T12"> </text:span><text:span text:style-name="T13">"stdio.h"</text:span></text:p>
            <text:p text:style-name="P6"><text:span text:style-name="T14">int</text:span><text:span text:style-name="T12"> main(</text:span><text:span text:style-name="T14">void</text:span><text:span text:style-name="T12">) {</text:span></text:p>
            <text:p text:style-name="P6"><text:span text:style-name="T12"><text:s text:c="2"/></text:span><text:span text:style-name="T14">int</text:span><text:span text:style-name="T12"> last = </text:span><text:span text:style-name="T13">1</text:span><text:span text:style-name="T12">;</text:span></text:p>
            <text:p text:style-name="P6"><text:span text:style-name="T12"><text:s text:c="2"/></text:span><text:span text:style-name="T15">for</text:span><text:span text:style-name="T12">(</text:span><text:span text:style-name="T14">int</text:span><text:span text:style-name="T12"> i = </text:span><text:span text:style-name="T13">0</text:span><text:span text:style-name="T12">; i &lt; </text:span><text:span text:style-name="T13">999</text:span><text:span text:style-name="T12">; i += </text:span><text:span text:style-name="T13">1</text:span><text:span text:style-name="T12">){</text:span></text:p>
            <text:p text:style-name="P6"><text:span text:style-name="T12"><text:s text:c="4"/></text:span><text:span text:style-name="T12">last *= </text:span><text:span text:style-name="T13">2</text:span><text:span text:style-name="T12">;</text:span></text:p>
            <text:p text:style-name="P6"><text:span text:style-name="T12"><text:s text:c="4"/></text:span><text:span text:style-name="T12">last %= </text:span><text:span text:style-name="T13">100</text:span><text:span text:style-name="T12">;</text:span></text:p>
            <text:p text:style-name="P6"><text:span text:style-name="T12"><text:s text:c="2"/></text:span><text:span text:style-name="T12">}</text:span></text:p>
            <text:p text:style-name="P6"><text:span text:style-name="T12"><text:s text:c="2"/></text:span><text:span text:style-name="T12">printf(</text:span><text:span text:style-name="T13">"</text:span><text:span text:style-name="T16">%d\n</text:span><text:span text:style-name="T13">"</text:span><text:span text:style-name="T12">, last);</text:span></text:p>
            <text:p text:style-name="P6"><text:span text:style-name="T12"><text:s text:c="2"/></text:span><text:span text:style-name="T15">return</text:span><text:span text:style-name="T12"> 0;</text:span></text:p>
            <text:p text:style-name="P6"><text:span text:style-name="T1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5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基本计算</text:p>
          </draw:text-box>
        </draw:frame>
        <draw:frame presentation:style-name="pr7" draw:layer="layout" svg:width="12.297cm" svg:height="4.356cm" svg:x="1.4cm" svg:y="3.685cm" presentation:class="outline">
          <draw:text-box>
            <text:list text:style-name="L2">
              <text:list-item>
                <text:p>Python可以轻松完成基本的数学计算</text:p>
              </text:list-item>
            </text:list>
          </draw:text-box>
        </draw:frame>
        <draw:frame presentation:style-name="pr7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像做数学题一样输入方程即可！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运算符</text:p>
                <text:list>
                  <text:list-item>
                    <text:p><text:span text:style-name="T17">+</text:span></text:p>
                  </text:list-item>
                  <text:list-item>
                    <text:p><text:span text:style-name="T17">-</text:span></text:p>
                  </text:list-item>
                  <text:list-item>
                    <text:p><text:span text:style-name="T17">*</text:span></text:p>
                  </text:list-item>
                  <text:list-item>
                    <text:p><text:span text:style-name="T17">/</text:span></text:p>
                  </text:list-item>
                  <text:list-item>
                    <text:p><text:span text:style-name="T17">** </text:span><text:span text:style-name="T18"># </text:span><text:span text:style-name="T19">乘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4T18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计算以下数值</text:p>
          </draw:text-box>
        </draw:frame>
        <draw:frame presentation:style-name="pr7" draw:text-style-name="P10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20">1234</text:span><text:span text:style-name="T21"> + </text:span><text:span text:style-name="T20">5678</text:span><text:span text:style-name="T21"> - </text:span><text:span text:style-name="T20">2836</text:span></text:p>
              </text:list-item>
            </text:list>
          </draw:text-box>
        </draw:frame>
        <draw:frame presentation:style-name="pr7" draw:text-style-name="P10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<text:span text:style-name="T20">3856</text:span><text:span text:style-name="T21"> * </text:span><text:span text:style-name="T20">9274 </text:span><text:span text:style-name="T21">* </text:span><text:span text:style-name="T20">576</text:span></text:p>
              </text:list-item>
            </text:list>
          </draw:text-box>
        </draw:frame>
        <draw:frame presentation:style-name="pr7" draw:text-style-name="P11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<text:span text:style-name="T22">7 </text:span><text:span text:style-name="T22">的 </text:span><text:span text:style-name="T22">123 </text:span><text:span text:style-name="T22">次方</text:span></text:p>
              </text:list-item>
            </text:list>
          </draw:text-box>
        </draw:frame>
        <draw:frame presentation:style-name="pr7" draw:text-style-name="P10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<text:span text:style-name="T20">2957</text:span><text:span text:style-name="T21"> / </text:span><text:span text:style-name="T20">385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4T18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Tips</text:p>
          </draw:text-box>
        </draw:frame>
        <draw:frame presentation:style-name="pr7" draw:layer="layout" svg:width="12.297cm" svg:height="4.356cm" svg:x="1.4cm" svg:y="3.685cm" presentation:class="outline">
          <draw:text-box>
            <text:list text:style-name="L2">
              <text:list-item>
                <text:p>得到上次的结果</text:p>
                <text:list>
                  <text:list-item>
                    <text:p><text:span text:style-name="T23">3</text:span><text:span text:style-name="T24"> + </text:span><text:span text:style-name="T23">7</text:span></text:p>
                  </text:list-item>
                  <text:list-item>
                    <text:p><text:span text:style-name="T24">_ * </text:span><text:span text:style-name="T23">2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56cm" svg:x="14.313cm" svg:y="3.685cm" presentation:class="outline">
          <draw:text-box>
            <text:list text:style-name="L2">
              <text:list-item>
                <text:p>求余数</text:p>
                <text:list>
                  <text:list-item>
                    <text:p><text:span text:style-name="T25">8</text:span><text:span text:style-name="T26"> % </text:span><text:span text:style-name="T25">5</text:span><text:span text:style-name="T26"> <text:s text:c="2"/></text:span><text:span text:style-name="T27"># </text:span><text:span text:style-name="T28">得到</text:span><text:span text:style-name="T28">8÷5</text:span><text:span text:style-name="T28">的余数</text:span></text:p>
                  </text:list-item>
                  <text:list-item>
                    <text:p><text:span text:style-name="T28"># </text:span><text:span text:style-name="T28">负数会怎样？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56cm" svg:x="14.313cm" svg:y="8.456cm" presentation:class="outline">
          <draw:text-box>
            <text:list text:style-name="L2">
              <text:list-item>
                <text:p>这个符号是什么？</text:p>
                <text:list>
                  <text:list-item>
                    <text:p><text:span text:style-name="T23">3</text:span><text:span text:style-name="T24"> // </text:span><text:span text:style-name="T23">5</text:span></text:p>
                  </text:list-item>
                  <text:list-item>
                    <text:p><text:span text:style-name="T23">3</text:span><text:span text:style-name="T24"> / </text:span><text:span text:style-name="T23">5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56cm" svg:x="1.4cm" svg:y="8.456cm" presentation:class="outline">
          <draw:text-box>
            <text:list text:style-name="L2">
              <text:list-item>
                <text:p>将结果保存</text:p>
                <text:list>
                  <text:list-item>
                    <text:p><text:span text:style-name="T20">5</text:span><text:span text:style-name="T21"> + </text:span><text:span text:style-name="T20">8</text:span></text:p>
                  </text:list-item>
                  <text:list-item>
                    <text:p><text:span text:style-name="T21">a = 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数量比较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12">使用这些运算符</text:p>
                <text:list>
                  <text:list-item>
                    <text:p><text:span text:style-name="T17">&gt;</text:span></text:p>
                  </text:list-item>
                  <text:list-item>
                    <text:p><text:span text:style-name="T17">&lt;</text:span></text:p>
                  </text:list-item>
                  <text:list-item>
                    <text:p><text:span text:style-name="T17">==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以及</text:p>
                <text:list>
                  <text:list-item>
                    <text:p><text:span text:style-name="T17">!=</text:span></text:p>
                  </text:list-item>
                  <text:list-item>
                    <text:p><text:span text:style-name="T17">&gt;=</text:span></text:p>
                  </text:list-item>
                  <text:list-item>
                    <text:p><text:span text:style-name="T17">&lt;=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逻辑运算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值</text:p>
                <text:list>
                  <text:list-item>
                    <text:p><text:span text:style-name="T29">True</text:span></text:p>
                  </text:list-item>
                  <text:list-item>
                    <text:p><text:span text:style-name="T29">False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运算</text:p>
                <text:list>
                  <text:list-item>
                    <text:p><text:span text:style-name="T30">and</text:span></text:p>
                  </text:list-item>
                  <text:list-item>
                    <text:p><text:span text:style-name="T30">or</text:span></text:p>
                  </text:list-item>
                  <text:list-item>
                    <text:p><text:span text:style-name="T30">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5T3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ip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这些变量是真是假？</text:p>
                <text:list>
                  <text:list-item>
                    <text:p><text:span text:style-name="T29">0</text:span></text:p>
                  </text:list-item>
                  <text:list-item>
                    <text:p><text:span text:style-name="T29">1</text:span></text:p>
                  </text:list-item>
                  <text:list-item>
                    <text:p><text:span text:style-name="T29">'HCC'</text:span></text:p>
                  </text:list-item>
                  <text:list-item>
                    <text:p><text:span text:style-name="T29">3.14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运算方法</text:p>
                <text:list>
                  <text:list-item>
                    <text:p><text:span text:style-name="T31">a == </text:span><text:span text:style-name="T32">True</text:span><text:span text:style-name="T31"> </text:span><text:span text:style-name="T33">#</text:span><text:span text:style-name="T34">不对？</text:span></text:p>
                  </text:list-item>
                  <text:list-item>
                    <text:p><text:span text:style-name="T31">bool(a) <text:s text:c="2"/></text:span><text:span text:style-name="T33">#</text:span><text:span text:style-name="T34">正确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6T12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ython类型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35">类型</text:span></text:p>
                <text:list>
                  <text:list-item>
                    <text:p><text:span text:style-name="T30">int</text:span></text:p>
                  </text:list-item>
                  <text:list-item>
                    <text:p><text:span text:style-name="T30">str</text:span></text:p>
                  </text:list-item>
                  <text:list-item>
                    <text:p><text:span text:style-name="T30">float</text:span></text:p>
                  </text:list-item>
                  <text:list-item>
                    <text:p><text:span text:style-name="T30">bool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>
          <draw:text-box>
            <text:list text:style-name="L2">
              <text:list-item>
                <text:p>如何查看</text:p>
                <text:list>
                  <text:list-item>
                    <text:p><text:span text:style-name="T30">type</text:span><text:span text:style-name="T17">(a)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6.344cm" svg:x="14.313cm" svg:y="8.456cm" presentation:class="outline" presentation:user-transformed="true">
          <draw:text-box>
            <text:list text:style-name="L2">
              <text:list-item>
                <text:p>尝试</text:p>
                <text:list>
                  <text:list-item>
                    <text:p><text:span text:style-name="T30">int</text:span><text:span text:style-name="T17">(</text:span><text:span text:style-name="T29">3.4</text:span><text:span text:style-name="T17">)</text:span></text:p>
                  </text:list-item>
                  <text:list-item>
                    <text:p><text:span text:style-name="T17">help(</text:span><text:span text:style-name="T30">int</text:span><text:span text:style-name="T1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5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ython基本类型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这些变量是什么类型</text:p>
                <text:list>
                  <text:list-item>
                    <text:p><text:span text:style-name="T29">1</text:span></text:p>
                  </text:list-item>
                  <text:list-item>
                    <text:p><text:span text:style-name="T29">'HCC'</text:span></text:p>
                  </text:list-item>
                  <text:list-item>
                    <text:p><text:span text:style-name="T29">3.14</text:span></text:p>
                  </text:list-item>
                  <text:list-item>
                    <text:p><text:span text:style-name="T29">True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答案</text:p>
                <text:list>
                  <text:list-item>
                    <text:p><text:span text:style-name="T30">int</text:span></text:p>
                  </text:list-item>
                  <text:list-item>
                    <text:p><text:span text:style-name="T30">str</text:span></text:p>
                  </text:list-item>
                  <text:list-item>
                    <text:p><text:span text:style-name="T30">float</text:span></text:p>
                  </text:list-item>
                  <text:list-item>
                    <text:p><text:span text:style-name="T30">b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5T3"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4ADD0E9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09-25T07:49:41.953463222</dc:date>
    <dc:creator>李宵逸</dc:creator>
    <meta:editing-duration>PT9H22M11S</meta:editing-duration>
    <meta:editing-cycles>496</meta:editing-cycles>
    <meta:document-statistic meta:object-count="98"/>
  </office:meta>
</office:document-meta>
</file>